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1BFD6CA80C5BEE0277.png" manifest:media-type="image/png"/>
  <manifest:file-entry manifest:full-path="Pictures/10000000000004B200000254574CFF4AD57EBA51.png" manifest:media-type="image/png"/>
  <manifest:file-entry manifest:full-path="Pictures/10000000000004B200000378E331BC997CABA3FC.png" manifest:media-type="image/png"/>
  <manifest:file-entry manifest:full-path="Pictures/10000000000004B20000023BD7C16A5F37AEA0CC.png" manifest:media-type="image/png"/>
  <manifest:file-entry manifest:full-path="Pictures/10000000000004B2000001D5D74CE0B6BFEA5BB1.png" manifest:media-type="image/png"/>
  <manifest:file-entry manifest:full-path="Pictures/10000000000004B2000001F752E43AED35DC28EA.png" manifest:media-type="image/png"/>
  <manifest:file-entry manifest:full-path="Pictures/10000000000004B200000424306A852E039DAA71.png" manifest:media-type="image/png"/>
  <manifest:file-entry manifest:full-path="Pictures/10000000000004B20000035CC6B71627C2B82BCC.png" manifest:media-type="image/png"/>
  <manifest:file-entry manifest:full-path="Pictures/10000000000004B20000037C0CAB3BF790E7A090.png" manifest:media-type="image/png"/>
  <manifest:file-entry manifest:full-path="Pictures/10000000000004B20000040EF105B34CC5509B8B.png" manifest:media-type="image/png"/>
  <manifest:file-entry manifest:full-path="Pictures/10000000000004B20000035CBD9AD2074B512BF6.png" manifest:media-type="image/png"/>
  <manifest:file-entry manifest:full-path="Pictures/10000000000004B2000002D24B3068E3EC204E23.png" manifest:media-type="image/png"/>
  <manifest:file-entry manifest:full-path="Pictures/10000000000004B200000316800BBC7CA719CCA4.png" manifest:media-type="image/png"/>
  <manifest:file-entry manifest:full-path="Pictures/10000000000004B2000001FC7981D1145002A6E4.png" manifest:media-type="image/png"/>
  <manifest:file-entry manifest:full-path="Pictures/10000000000004B2000004240B40CEC6EE8F8D10.png" manifest:media-type="image/png"/>
  <manifest:file-entry manifest:full-path="Pictures/10000000000004B20000032AC35824D1EC95A35C.png" manifest:media-type="image/png"/>
  <manifest:file-entry manifest:full-path="Pictures/10000000000004B20000028E5F327895C4526B0B.png" manifest:media-type="image/png"/>
  <manifest:file-entry manifest:full-path="Pictures/10000000000004B200000358663299E9DE2535BF.png" manifest:media-type="image/png"/>
  <manifest:file-entry manifest:full-path="Pictures/10000000000004B2000002ECC654A4BE00AC019F.png" manifest:media-type="image/png"/>
  <manifest:file-entry manifest:full-path="Pictures/10000000000004B2000002380F2F1F698141DAC9.png" manifest:media-type="image/png"/>
  <manifest:file-entry manifest:full-path="Pictures/10000000000004B2000001BF0111560E9C38DE3C.png" manifest:media-type="image/png"/>
  <manifest:file-entry manifest:full-path="Pictures/10000000000004B200000238CD80DF22234BFFFF.png" manifest:media-type="image/png"/>
  <manifest:file-entry manifest:full-path="Pictures/10000000000004B200000238590DBA7D375E7102.png" manifest:media-type="image/png"/>
  <manifest:file-entry manifest:full-path="Pictures/10000000000004B2000001FC8FB82936E8CF1187.png" manifest:media-type="image/png"/>
  <manifest:file-entry manifest:full-path="Pictures/10000000000004B2000002444F8EE94478E9B120.png" manifest:media-type="image/png"/>
  <manifest:file-entry manifest:full-path="Pictures/10000000000004B2000002EC0753C70844E7978E.png" manifest:media-type="image/png"/>
  <manifest:file-entry manifest:full-path="Pictures/10000000000004B200000238E8A860D365F94061.png" manifest:media-type="image/png"/>
  <manifest:file-entry manifest:full-path="Pictures/10000000000004B2000001C5DF2B875E9DC39A0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8.01cm, 0cm)" draw:image-opacity="100%" style:mirror="none"/>
    </style:style>
    <style:style style:name="gr2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528cm" fo:min-width="22.36cm" fo:padding-top="0.203cm" fo:padding-bottom="0.203cm" fo:padding-left="0.328cm" fo:padding-right="0.328cm"/>
    </style:style>
    <style:style style:name="gr3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372cm" fo:min-width="22.204cm" fo:padding-top="0.203cm" fo:padding-bottom="0.203cm" fo:padding-left="0.328cm" fo:padding-right="0.328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2.164cm" fo:min-width="3.819cm" fo:wrap-option="no-wrap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021cm" fo:min-width="2.803cm" fo:wrap-option="no-wrap"/>
    </style:style>
    <style:style style:name="gr6" style:family="graphic" style:parent-style-name="standard">
      <style:graphic-properties draw:stroke="none" draw:fill="solid" draw:fill-color="#999999" draw:opacity="72%" draw:textarea-horizontal-align="justify" draw:textarea-vertical-align="middle" draw:auto-grow-height="false" fo:min-height="6.608cm" fo:min-width="21.979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402cm" fo:min-width="7.248cm" fo:wrap-option="no-wrap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1.274cm" fo:min-width="5.724cm" fo:wrap-option="no-wrap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1.274cm" fo:min-width="5.343cm" fo:wrap-option="no-wrap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1.148cm" fo:min-width="4.073cm" fo:wrap-option="no-wrap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1.274cm" fo:min-width="5.47cm" fo:wrap-option="no-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1.39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5.182cm" fo:min-width="3.789cm" fo:padding-top="0.203cm" fo:padding-bottom="0.203cm" fo:padding-left="0.328cm" fo:padding-right="0.328cm"/>
    </style:style>
    <style:style style:name="gr15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9.373cm" fo:min-width="3.789cm" fo:padding-top="0.203cm" fo:padding-bottom="0.203cm" fo:padding-left="0.328cm" fo:padding-right="0.328cm"/>
    </style:style>
    <style:style style:name="gr16" style:family="graphic" style:parent-style-name="standard">
      <style:graphic-properties draw:stroke="solid" draw:fill-color="#ffcc00" draw:textarea-horizontal-align="justify" draw:textarea-vertical-align="middle" draw:auto-grow-height="false" fo:min-height="2.164cm" fo:min-width="4.073cm" fo:wrap-option="no-wrap"/>
    </style:style>
    <style:style style:name="gr17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20.549cm" fo:min-width="7.599cm" fo:padding-top="0.203cm" fo:padding-bottom="0.203cm" fo:padding-left="0.328cm" fo:padding-right="0.328cm"/>
    </style:style>
    <style:style style:name="gr18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5.469cm" fo:min-width="3.789cm" fo:padding-top="0.203cm" fo:padding-bottom="0.203cm" fo:padding-left="0.328cm" fo:padding-right="0.328cm"/>
    </style:style>
    <style:style style:name="gr19" style:family="graphic" style:parent-style-name="standard">
      <style:graphic-properties draw:stroke="solid" draw:fill-color="#ffcc00" draw:textarea-horizontal-align="justify" draw:textarea-vertical-align="middle" draw:auto-grow-height="false" fo:min-height="1.783cm" fo:min-width="4.073cm" fo:wrap-option="no-wrap"/>
    </style:style>
    <style:style style:name="gr20" style:family="graphic" style:parent-style-name="standard">
      <style:graphic-properties draw:fill-color="#ffcc00" draw:textarea-horizontal-align="justify" draw:textarea-vertical-align="middle" draw:auto-grow-height="false" fo:min-height="2.671cm" fo:min-width="4.453cm"/>
    </style:style>
    <style:style style:name="gr21" style:family="graphic" style:parent-style-name="standard">
      <style:graphic-properties draw:fill-color="#ffcc00" draw:textarea-horizontal-align="justify" draw:textarea-vertical-align="middle" draw:auto-grow-height="false" fo:min-height="2.417cm" fo:min-width="5.469cm"/>
    </style:style>
    <style:style style:name="gr22" style:family="graphic" style:parent-style-name="standard">
      <style:graphic-properties draw:fill-color="#ffcc00" draw:textarea-horizontal-align="justify" draw:textarea-vertical-align="middle" draw:auto-grow-height="false" fo:min-height="1.783cm" fo:min-width="4.708cm" fo:wrap-option="no-wrap"/>
    </style:style>
    <style:style style:name="gr23" style:family="graphic" style:parent-style-name="standard">
      <style:graphic-properties draw:fill-color="#ffcc00" draw:textarea-horizontal-align="justify" draw:textarea-vertical-align="middle" draw:auto-grow-height="false" fo:min-height="1.783cm" fo:min-width="4.962cm" fo:wrap-option="no-wrap"/>
    </style:style>
    <style:style style:name="gr24" style:family="graphic" style:parent-style-name="standard">
      <style:graphic-properties draw:fill-color="#ffcc00" draw:textarea-horizontal-align="justify" draw:textarea-vertical-align="middle" draw:auto-grow-height="false" fo:min-height="1.783cm" fo:min-width="4.835cm" fo:wrap-option="no-wrap"/>
    </style:style>
    <style:style style:name="gr25" style:family="graphic" style:parent-style-name="standard">
      <style:graphic-properties draw:fill-color="#ffcc00" draw:textarea-horizontal-align="justify" draw:textarea-vertical-align="middle" draw:auto-grow-height="false" fo:min-height="2.037cm" fo:min-width="4.835cm" fo:wrap-option="no-wrap"/>
    </style:style>
    <style:style style:name="gr26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fill-color="#ffcc00" draw:textarea-horizontal-align="justify" draw:textarea-vertical-align="middle" draw:auto-grow-height="false" fo:min-height="1.783cm" fo:min-width="5.724cm" fo:wrap-option="no-wrap"/>
    </style:style>
    <style:style style:name="gr28" style:family="graphic" style:parent-style-name="standard">
      <style:graphic-properties draw:fill-color="#ffcc00" draw:textarea-horizontal-align="justify" draw:textarea-vertical-align="middle" draw:auto-grow-height="false" fo:min-height="2.037cm" fo:min-width="4.581cm" fo:wrap-option="no-wrap"/>
    </style:style>
    <style:style style:name="gr29" style:family="graphic" style:parent-style-name="standard">
      <style:graphic-properties draw:fill-color="#ffcc00" draw:textarea-horizontal-align="justify" draw:textarea-vertical-align="middle" draw:auto-grow-height="false" fo:min-height="2.037cm" fo:min-width="5.089cm" fo:wrap-option="no-wrap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fill-color="#ffcc00" draw:textarea-horizontal-align="justify" draw:textarea-vertical-align="middle" draw:auto-grow-height="false" fo:min-height="1.783cm" fo:min-width="5.47cm" fo:wrap-option="no-wrap"/>
    </style:style>
    <style:style style:name="gr3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3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372cm" fo:min-width="6.71cm" fo:padding-top="0.203cm" fo:padding-bottom="0.203cm" fo:padding-left="0.328cm" fo:padding-right="0.3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="solid" draw:fill-color="#999999" draw:opacity="72%"/>
      <style:paragraph-properties fo:text-align="center"/>
    </style:style>
    <style:style style:name="P5" style:family="paragraph">
      <loext:graphic-properties draw:fill-color="#ffcc00"/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0.479cm" svg:height="9.616cm" svg:x="0.013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2" draw:text-style-name="P1" draw:layer="layout" svg:width="22.86cm" svg:height="1.778cm" svg:x="7.366cm" svg:y="4.572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30.479cm" svg:height="9.616cm" svg:x="0.014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3" draw:text-style-name="P1" draw:layer="layout" svg:width="22.86cm" svg:height="1.778cm" svg:x="7.366cm" svg:y="6.73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30.479cm" svg:height="9.616cm" svg:x="0.015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2cm" svg:y="0.508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3.302cm" svg:height="1.27cm" svg:x="5.842cm" svg:y="1.016cm">
          <text:p text:style-name="P2">Help</text:p>
          <draw:enhanced-geometry svg:viewBox="0 0 21600 21600" draw:glue-points="10800 0 0 10800 10800 21600 21600 10800 ?f40 ?f41" draw:text-areas="0 0 21600 21600" draw:type="rectangular-callout" draw:modifiers="8207.08446866485 70017.30920535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22.479cm" svg:height="6.858cm" svg:x="7.62cm" svg:y="6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747cm" svg:height="1.651cm" svg:x="0.889cm" svg:y="14.478cm">
          <text:p text:style-name="P2">Expand/Collapse List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46.51522973671 -57830.99273607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223cm" svg:height="1.524cm" svg:x="8.001cm" svg:y="12.192cm">
          <text:p text:style-name="P2">Add new object</text:p>
          <draw:enhanced-geometry svg:viewBox="0 0 21600 21600" draw:glue-points="10800 0 0 10800 10800 21600 21600 10800 ?f40 ?f41" draw:text-areas="0 0 21600 21600" draw:type="rectangular-callout" draw:modifiers="-6590.35989717224 -29843.4098360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5.842cm" svg:height="1.524cm" svg:x="10.541cm" svg:y="9.525cm">
          <text:p text:style-name="P2">Open dashboard</text:p>
          <draw:enhanced-geometry svg:viewBox="0 0 21600 21600" draw:glue-points="10800 0 0 10800 10800 21600 21600 10800 ?f40 ?f41" draw:text-areas="0 0 21600 21600" draw:type="rectangular-callout" draw:modifiers="-10890.5699127161 3965.90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572cm" svg:height="1.397cm" svg:x="10.16cm" svg:y="6.858cm">
          <text:p text:style-name="P2">Edit object</text:p>
          <draw:enhanced-geometry svg:viewBox="0 0 21600 21600" draw:glue-points="10800 0 0 10800 10800 21600 21600 10800 ?f40 ?f41" draw:text-areas="0 0 21600 21600" draw:type="rectangular-callout" draw:modifiers="-11326.6564618412 14940.77253218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5.969cm" svg:height="1.524cm" svg:x="9.271cm" svg:y="4.191cm">
          <text:p text:style-name="P2">Object overview</text:p>
          <draw:enhanced-geometry svg:viewBox="0 0 21600 21600" draw:glue-points="10800 0 0 10800 10800 21600 21600 10800 ?f40 ?f41" draw:text-areas="0 0 21600 21600" draw:type="rectangular-callout" draw:modifiers="-14280.6030150754 48653.1147540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12" draw:text-style-name="P1" draw:layer="layout" svg:width="30.479cm" svg:height="9.621cm" svg:x="0.013cm" svg:y="4.983cm">
          <draw:image xlink:href="Pictures/10000000000004B20000032AC35824D1EC95A35C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3cm" svg:y="2.116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frame draw:style-name="gr13" draw:text-style-name="P1" draw:layer="layout" svg:width="31.802cm" svg:height="23.6cm" svg:x="0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4" draw:text-style-name="P1" draw:layer="layout" svg:width="4.445cm" svg:height="5.588cm" svg:x="27.052cm" svg:y="10.2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445cm" svg:height="9.779cm" svg:x="27.052cm" svg:y="16.3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4.572cm" svg:height="2.413cm" svg:x="32.34cm" svg:y="10.16cm">
          <text:p text:style-name="P2"><text:span text:style-name="T1">Record</text:span></text:p>
          <text:p text:style-name="P2"><text:span text:style-name="T1">Management</text:span></text:p>
          <draw:enhanced-geometry svg:viewBox="0 0 21600 21600" draw:glue-points="10800 0 0 10800 10800 21600 21600 10800 ?f40 ?f41" draw:text-areas="0 0 21600 21600" draw:type="rectangular-callout" draw:modifiers="-6456.85545593702 41678.87323943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5" draw:layer="layout" svg:width="4.572cm" svg:height="2.413cm" svg:x="32.386cm" svg:y="16.764cm">
          <text:p text:style-name="P2"><text:span text:style-name="T1">Fast</text:span></text:p>
          <text:p text:style-name="P2"><text:span text:style-name="T1">Scrolling</text:span></text:p>
          <draw:enhanced-geometry svg:viewBox="0 0 21600 21600" draw:glue-points="10800 0 0 10800 10800 21600 21600 10800 ?f40 ?f41" draw:text-areas="0 0 21600 21600" draw:type="rectangular-callout" draw:modifiers="-5795.58276842336 41911.51615575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Default">
        <draw:frame draw:style-name="gr13" draw:text-style-name="P1" draw:layer="layout" svg:width="31.802cm" svg:height="23.6cm" svg:x="0.301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7" draw:text-style-name="P1" draw:layer="layout" svg:width="8.255cm" svg:height="20.955cm" svg:x="0.127cm" svg:y="7.1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45cm" svg:height="15.875cm" svg:x="27.253cm" svg:y="10.2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24.892cm" svg:y="5.207cm">
          <text:p text:style-name="P2">Second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387cm" svg:y="16.764cm">
          <text:p text:style-name="P2">Second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-5795.58276842336 49755.4353172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" draw:layer="layout" svg:width="4.953cm" svg:height="2.921cm" svg:x="1.524cm" svg:y="15.113cm">
          <text:p text:style-name="P2">Primary</text:p>
          <text:p text:style-name="P2">Sidebar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969cm" svg:height="2.667cm" svg:x="14.351cm" svg:y="17.526cm">
          <text:p text:style-name="P2">Edit</text:p>
          <text:p text:style-name="P2">Window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18.923cm" svg:y="4.064cm">
          <text:p text:style-name="P2">Breadcrums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12.7cm" svg:y="2.921cm">
          <text:p text:style-name="P2">Prim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458cm" svg:y="24.384cm">
          <text:p text:style-name="P2">Status</text:p>
          <text:p text:style-name="P2">Bar</text:p>
          <draw:enhanced-geometry svg:viewBox="0 0 21600 21600" draw:glue-points="10800 0 0 10800 10800 21600 21600 10800 ?f40 ?f41" draw:text-areas="0 0 21600 21600" draw:type="rectangular-callout" draw:modifiers="-6452.13207959764 45994.29414658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Default">
        <draw:frame draw:style-name="gr13" draw:text-style-name="P1" draw:layer="layout" svg:width="31.802cm" svg:height="28.045cm" svg:x="0cm" svg:y="5.042cm">
          <draw:image xlink:href="Pictures/10000000000004B200000424306A852E039DAA71.png" xlink:type="simple" xlink:show="embed" xlink:actuate="onLoad">
            <text:p/>
          </draw:image>
        </draw:frame>
        <draw:custom-shape draw:style-name="gr22" draw:text-style-name="P3" draw:layer="layout" svg:width="5.207cm" svg:height="2.032cm" svg:x="13.158cm" svg:y="4.083cm">
          <draw:glue-point draw:id="9" svg:x="-0.277cm" svg:y="1.401cm"/>
          <draw:glue-point draw:id="10" svg:x="-5cm" svg:y="2.601cm"/>
          <text:p text:style-name="P2">Top panel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831.33640552996 69474.86473192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3" draw:layer="layout" svg:width="5.207cm" svg:height="2.032cm" svg:x="32.331cm" svg:y="17.018cm">
          <draw:glue-point draw:id="9" svg:x="-0.277cm" svg:y="1.401cm"/>
          <draw:glue-point draw:id="10" svg:x="-5cm" svg:y="2.601cm"/>
          <text:p text:style-name="P2">Top panel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544.23963133641 43242.49877029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Default">
        <draw:frame draw:style-name="gr13" draw:text-style-name="P1" draw:layer="layout" svg:width="31.802cm" svg:height="11.826cm" svg:x="0cm" svg:y="13.152cm">
          <draw:image xlink:href="Pictures/10000000000004B2000001BF0111560E9C38DE3C.png" xlink:type="simple" xlink:show="embed" xlink:actuate="onLoad">
            <text:p/>
          </draw:image>
        </draw:frame>
        <draw:custom-shape draw:style-name="gr23" draw:text-style-name="P3" draw:layer="layout" svg:width="5.461cm" svg:height="2.032cm" svg:x="14.732cm" svg:y="25.654cm">
          <text:p text:style-name="P2">Status Bar</text:p>
          <draw:enhanced-geometry svg:viewBox="0 0 21600 21600" draw:glue-points="10800 0 0 10800 10800 21600 21600 10800 ?f40 ?f41" draw:text-areas="0 0 21600 21600" draw:type="rectangular-callout" draw:modifiers="31391.5781764921 -15958.28824397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Default">
        <draw:frame draw:style-name="gr13" draw:text-style-name="P1" draw:layer="layout" svg:width="31.802cm" svg:height="22.753cm" svg:x="0cm" svg:y="7.688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5.715cm" svg:y="31.242cm">
          <text:p text:style-name="P2">Info Icons</text:p>
          <draw:enhanced-geometry svg:viewBox="0 0 21600 21600" draw:glue-points="10800 0 0 10800 10800 21600 21600 10800 ?f40 ?f41" draw:text-areas="0 0 21600 21600" draw:type="rectangular-callout" draw:modifiers="24596.0637300843 -26848.59813084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3" draw:layer="layout" svg:width="5.334cm" svg:height="2.032cm" svg:x="26.289cm" svg:y="31.269cm">
          <text:p text:style-name="P2">Buttons</text:p>
          <draw:enhanced-geometry svg:viewBox="0 0 21600 21600" draw:glue-points="10800 0 0 10800 10800 21600 21600 10800 ?f40 ?f41" draw:text-areas="0 0 21600 21600" draw:type="rectangular-callout" draw:modifiers="-3575.0328022493 -27262.96114117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Default">
        <draw:frame draw:style-name="gr13" draw:text-style-name="P1" draw:layer="layout" svg:width="31.802cm" svg:height="22.753cm" svg:x="0cm" svg:y="7.688cm">
          <draw:image xlink:href="Pictures/10000000000004B20000035CBD9AD2074B512BF6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3" draw:text-style-name="P1" draw:layer="layout" svg:width="31.802cm" svg:height="22.753cm" svg:x="0cm" svg:y="7.69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5.715cm" svg:y="31.244cm">
          <text:p text:style-name="P2">Info Icons</text:p>
          <draw:enhanced-geometry svg:viewBox="0 0 21600 21600" draw:glue-points="10800 0 0 10800 10800 21600 21600 10800 ?f40 ?f41" draw:text-areas="0 0 21600 21600" draw:type="rectangular-callout" draw:modifiers="24596.0637300843 -26848.59813084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3" draw:layer="layout" svg:width="5.334cm" svg:height="2.286cm" svg:x="19.153cm" svg:y="6.096cm">
          <text:p text:style-name="P2">Edit Window</text:p>
          <text:p text:style-name="P2">Title Bar</text:p>
          <draw:enhanced-geometry svg:viewBox="0 0 21600 21600" draw:glue-points="10800 0 0 10800 10800 21600 21600 10800 ?f40 ?f41" draw:text-areas="0 0 21600 21600" draw:type="rectangular-callout" draw:modifiers="-10121.8369259606 68473.98338434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2" draw:style-name="dp1" draw:master-page-name="Default">
        <draw:frame draw:style-name="gr26" draw:text-style-name="P1" draw:layer="layout" svg:width="31.802cm" svg:height="22.753cm" svg:x="0cm" svg:y="7.69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25.848cm" svg:y="30.887cm">
          <text:p text:style-name="P2">Edit Buttons</text:p>
          <draw:enhanced-geometry svg:viewBox="0 0 21600 21600" draw:glue-points="10800 0 0 10800 10800 21600 21600 10800 ?f40 ?f41" draw:text-areas="0 0 21600 21600" draw:type="rectangular-callout" draw:modifiers="0 -21961.23954746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3" draw:style-name="dp1" draw:master-page-name="Default">
        <draw:frame draw:style-name="gr13" draw:text-style-name="P1" draw:layer="layout" svg:width="31.802cm" svg:height="22.753cm" svg:x="0cm" svg:y="7.727cm">
          <draw:image xlink:href="Pictures/10000000000004B20000035CC6B71627C2B82BCC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3" draw:text-style-name="P1" draw:layer="layout" svg:width="31.802cm" svg:height="22.647cm" svg:x="0cm" svg:y="7.767cm">
          <draw:image xlink:href="Pictures/10000000000004B200000358663299E9DE2535BF.pn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13" draw:text-style-name="P1" draw:layer="layout" svg:width="31.802cm" svg:height="19.102cm" svg:x="0cm" svg:y="9.54cm">
          <draw:image xlink:href="Pictures/10000000000004B2000002D24B3068E3EC204E23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0F2F1F698141DAC9.png" xlink:type="simple" xlink:show="embed" xlink:actuate="onLoad">
            <text:p/>
          </draw:image>
        </draw:frame>
      </draw:page>
      <draw:page draw:name="page17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CD80DF22234BFFFF.png" xlink:type="simple" xlink:show="embed" xlink:actuate="onLoad">
            <text:p/>
          </draw:image>
        </draw:frame>
      </draw:page>
      <draw:page draw:name="page18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590DBA7D375E7102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E8A860D365F94061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13" draw:text-style-name="P1" draw:layer="layout" svg:width="31.802cm" svg:height="15.345cm" svg:x="0cm" svg:y="11.418cm">
          <draw:image xlink:href="Pictures/10000000000004B2000002444F8EE94478E9B120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13" draw:text-style-name="P1" draw:layer="layout" svg:width="31.802cm" svg:height="11.985cm" svg:x="0cm" svg:y="13.098cm">
          <draw:image xlink:href="Pictures/10000000000004B2000001C5DF2B875E9DC39A0F.png" xlink:type="simple" xlink:show="embed" xlink:actuate="onLoad">
            <text:p/>
          </draw:image>
        </draw:frame>
      </draw:page>
      <draw:page draw:name="page22" draw:style-name="dp1" draw:master-page-name="Default">
        <draw:frame draw:style-name="gr13" draw:text-style-name="P1" draw:layer="layout" svg:width="31.802cm" svg:height="13.44cm" svg:x="0cm" svg:y="12.371cm">
          <draw:image xlink:href="Pictures/10000000000004B2000001FC7981D1145002A6E4.png" xlink:type="simple" xlink:show="embed" xlink:actuate="onLoad">
            <text:p/>
          </draw:image>
        </draw:frame>
      </draw:page>
      <draw:page draw:name="page23" draw:style-name="dp1" draw:master-page-name="Default">
        <draw:frame draw:style-name="gr13" draw:text-style-name="P1" draw:layer="layout" svg:width="31.802cm" svg:height="13.308cm" svg:x="0cm" svg:y="12.437cm">
          <draw:image xlink:href="Pictures/10000000000004B2000001F752E43AED35DC28EA.png" xlink:type="simple" xlink:show="embed" xlink:actuate="onLoad">
            <text:p/>
          </draw:image>
        </draw:frame>
      </draw:page>
      <draw:page draw:name="page24" draw:style-name="dp1" draw:master-page-name="Default">
        <draw:frame draw:style-name="gr13" draw:text-style-name="P1" draw:layer="layout" svg:width="31.802cm" svg:height="12.408cm" svg:x="0cm" svg:y="12.887cm">
          <draw:image xlink:href="Pictures/10000000000004B2000001D5D74CE0B6BFEA5BB1.png" xlink:type="simple" xlink:show="embed" xlink:actuate="onLoad">
            <text:p/>
          </draw:image>
        </draw:frame>
      </draw:page>
      <draw:page draw:name="page25" draw:style-name="dp1" draw:master-page-name="Default">
        <draw:frame draw:style-name="gr13" draw:text-style-name="P1" draw:layer="layout" svg:width="31.802cm" svg:height="13.44cm" svg:x="0cm" svg:y="12.371cm">
          <draw:image xlink:href="Pictures/10000000000004B2000001FC8FB82936E8CF1187.png" xlink:type="simple" xlink:show="embed" xlink:actuate="onLoad">
            <text:p/>
          </draw:image>
        </draw:frame>
      </draw:page>
      <draw:page draw:name="page26" draw:style-name="dp1" draw:master-page-name="Default">
        <draw:frame draw:style-name="gr13" draw:text-style-name="P1" draw:layer="layout" svg:width="31.802cm" svg:height="15.107cm" svg:x="0cm" svg:y="11.537cm">
          <draw:image xlink:href="Pictures/10000000000004B20000023BD7C16A5F37AEA0CC.png" xlink:type="simple" xlink:show="embed" xlink:actuate="onLoad">
            <text:p/>
          </draw:image>
        </draw:frame>
      </draw:page>
      <draw:page draw:name="page27" draw:style-name="dp1" draw:master-page-name="Default">
        <draw:frame draw:style-name="gr13" draw:text-style-name="P1" draw:layer="layout" svg:width="31.802cm" svg:height="23.494cm" svg:x="0cm" svg:y="7.344cm">
          <draw:image xlink:href="Pictures/10000000000004B200000378E331BC997CABA3FC.png" xlink:type="simple" xlink:show="embed" xlink:actuate="onLoad">
            <text:p/>
          </draw:image>
        </draw:frame>
        <draw:custom-shape draw:style-name="gr27" draw:text-style-name="P3" draw:layer="layout" svg:width="6.223cm" svg:height="2.032cm" svg:x="7.493cm" svg:y="5.842cm">
          <text:p text:style-name="P2">Window Title</text:p>
          <draw:enhanced-geometry svg:viewBox="0 0 21600 21600" draw:glue-points="10800 0 0 10800 10800 21600 21600 10800 ?f40 ?f41" draw:text-areas="0 0 21600 21600" draw:type="rectangular-callout" draw:modifiers="11292.8020565553 728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" draw:layer="layout" svg:width="5.08cm" svg:height="2.286cm" svg:x="32.131cm" svg:y="13.716cm">
          <text:p text:style-name="P2">After editing</text:p>
          <text:p text:style-name="P2">citation</text:p>
          <draw:enhanced-geometry svg:viewBox="0 0 21600 21600" draw:glue-points="10800 0 0 10800 10800 21600 21600 10800 ?f40 ?f41" draw:text-areas="0 0 21600 21600" draw:type="rectangular-callout" draw:modifiers="-7677.5437905924 43077.21906427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3" draw:layer="layout" svg:width="6.223cm" svg:height="2.032cm" svg:x="17.272cm" svg:y="5.609cm">
          <text:p text:style-name="P2">Breadcrumb Path</text:p>
          <draw:enhanced-geometry svg:viewBox="0 0 21600 21600" draw:glue-points="10800 0 0 10800 10800 21600 21600 10800 ?f40 ?f41" draw:text-areas="0 0 21600 21600" draw:type="rectangular-callout" draw:modifiers="2075.32133676093 51784.75159862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8" draw:style-name="dp1" draw:master-page-name="Default">
        <draw:frame draw:style-name="gr13" draw:text-style-name="P1" draw:layer="layout" svg:width="31.802cm" svg:height="17.303cm" svg:x="0cm" svg:y="10.439cm">
          <draw:image xlink:href="Pictures/10000000000004B20000028E5F327895C4526B0B.png" xlink:type="simple" xlink:show="embed" xlink:actuate="onLoad">
            <text:p/>
          </draw:image>
        </draw:frame>
      </draw:page>
      <draw:page draw:name="page29" draw:style-name="dp1" draw:master-page-name="Default">
        <draw:frame draw:style-name="gr13" draw:text-style-name="P1" draw:layer="layout" svg:width="31.802cm" svg:height="15.768cm" svg:x="0cm" svg:y="11.654cm">
          <draw:image xlink:href="Pictures/10000000000004B200000254574CFF4AD57EBA51.png" xlink:type="simple" xlink:show="embed" xlink:actuate="onLoad">
            <text:p/>
          </draw:image>
        </draw:frame>
      </draw:page>
      <draw:page draw:name="page30" draw:style-name="dp1" draw:master-page-name="Default">
        <draw:frame draw:style-name="gr13" draw:text-style-name="P1" draw:layer="layout" svg:width="31.802cm" svg:height="27.807cm" svg:x="0cm" svg:y="5.461cm">
          <draw:image xlink:href="Pictures/10000000000004B20000041BFD6CA80C5BEE0277.png" xlink:type="simple" xlink:show="embed" xlink:actuate="onLoad">
            <text:p/>
          </draw:image>
        </draw:frame>
      </draw:page>
      <draw:page draw:name="page31" draw:style-name="dp1" draw:master-page-name="Default">
        <draw:frame draw:style-name="gr13" draw:text-style-name="P1" draw:layer="layout" svg:width="31.802cm" svg:height="27.463cm" svg:x="0cm" svg:y="6.111cm">
          <draw:image xlink:href="Pictures/10000000000004B20000040EF105B34CC5509B8B.png" xlink:type="simple" xlink:show="embed" xlink:actuate="onLoad">
            <text:p/>
          </draw:image>
        </draw:frame>
      </draw:page>
      <draw:page draw:name="page32" draw:style-name="dp1" draw:master-page-name="Default">
        <draw:frame draw:style-name="gr13" draw:text-style-name="P1" draw:layer="layout" svg:width="31.802cm" svg:height="20.901cm" svg:x="0cm" svg:y="9.087cm">
          <draw:image xlink:href="Pictures/10000000000004B200000316800BBC7CA719CCA4.png" xlink:type="simple" xlink:show="embed" xlink:actuate="onLoad">
            <text:p/>
          </draw:image>
        </draw:frame>
        <draw:custom-shape draw:style-name="gr29" draw:text-style-name="P3" draw:layer="layout" svg:width="5.588cm" svg:height="2.286cm" svg:x="10.922cm" svg:y="6.985cm">
          <text:p text:style-name="P2">Metadata</text:p>
          <text:p text:style-name="P2">Section Button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4.347826086957 59737.64757324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3" draw:style-name="dp1" draw:master-page-name="Default">
        <draw:frame draw:style-name="gr30" draw:text-style-name="P2" draw:layer="layout" svg:width="31.802cm" svg:height="19.79cm" svg:x="0cm" svg:y="9.948cm">
          <draw:image xlink:href="Pictures/10000000000004B2000002EC0753C70844E7978E.png" xlink:type="simple" xlink:show="embed" xlink:actuate="onLoad">
            <text:p/>
          </draw:image>
        </draw:frame>
        <draw:custom-shape draw:style-name="gr31" draw:text-style-name="P3" draw:layer="layout" svg:width="5.969cm" svg:height="2.032cm" svg:x="6.985cm" svg:y="28.448cm">
          <text:p text:style-name="P2">Time Picker</text:p>
          <draw:enhanced-geometry svg:viewBox="0 0 21600 21600" draw:glue-points="10800 0 0 10800 10800 21600 21600 10800 ?f40 ?f41" draw:text-areas="0 0 21600 21600" draw:type="rectangular-callout" draw:modifiers="21997.9899497487 -24659.91146089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5.969cm" svg:height="2.286cm" svg:x="17.272cm" svg:y="28.421cm">
          <text:p text:style-name="P2">Clear Date</text:p>
          <text:p text:style-name="P2">and Time</text:p>
          <draw:enhanced-geometry svg:viewBox="0 0 21600 21600" draw:glue-points="10800 0 0 10800 10800 21600 21600 10800 ?f40 ?f41" draw:text-areas="0 0 21600 21600" draw:type="rectangular-callout" draw:modifiers="-412.462311557789 -23224.4862264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5.969cm" svg:height="2.286cm" svg:x="3.81cm" svg:y="21.59cm">
          <text:p text:style-name="P2">Previous</text:p>
          <text:p text:style-name="P2">Month</text:p>
          <draw:enhanced-geometry svg:viewBox="0 0 21600 21600" draw:glue-points="10800 0 0 10800 10800 21600 21600 10800 ?f40 ?f41" draw:text-areas="0 0 21600 21600" draw:type="rectangular-callout" draw:modifiers="28698.6934673367 -18445.47442063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5.969cm" svg:height="2.286cm" svg:x="19.812cm" svg:y="21.082cm">
          <text:p text:style-name="P2">Next</text:p>
          <text:p text:style-name="P2">Month</text:p>
          <draw:enhanced-geometry svg:viewBox="0 0 21600 21600" draw:glue-points="10800 0 0 10800 10800 21600 21600 10800 ?f40 ?f41" draw:text-areas="0 0 21600 21600" draw:type="rectangular-callout" draw:modifiers="-6165.22613065327 -15215.39134236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5.969cm" svg:height="2.032cm" svg:x="16.383cm" svg:y="14.097cm">
          <text:p text:style-name="P2">Month Picker</text:p>
          <draw:enhanced-geometry svg:viewBox="0 0 21600 21600" draw:glue-points="10800 0 0 10800 10800 21600 21600 10800 ?f40 ?f41" draw:text-areas="0 0 21600 21600" draw:type="rectangular-callout" draw:modifiers="-4077.58793969849 50945.40088539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4" draw:style-name="dp1" draw:master-page-name="Default">
        <draw:frame draw:style-name="gr30" draw:text-style-name="P2" draw:layer="layout" svg:width="31.802cm" svg:height="19.79cm" svg:x="0cm" svg:y="9.948cm">
          <draw:image xlink:href="Pictures/10000000000004B2000002ECC654A4BE00AC019F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18.161cm" svg:y="26.162cm">
          <text:p text:style-name="P2">Decrease</text:p>
          <draw:enhanced-geometry svg:viewBox="0 0 21600 21600" draw:glue-points="10800 0 0 10800 10800 21600 21600 10800 ?f40 ?f41" draw:text-areas="0 0 21600 21600" draw:type="rectangular-callout" draw:modifiers="-2676.21368322399 -19198.81947860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3" draw:layer="layout" svg:width="5.334cm" svg:height="2.032cm" svg:x="20.447cm" svg:y="22.987cm">
          <text:p text:style-name="P2">Increase</text:p>
          <draw:enhanced-geometry svg:viewBox="0 0 21600 21600" draw:glue-points="10800 0 0 10800 10800 21600 21600 10800 ?f40 ?f41" draw:text-areas="0 0 21600 21600" draw:type="rectangular-callout" draw:modifiers="-9806.03561387067 -22418.10132808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3" draw:layer="layout" svg:width="5.334cm" svg:height="2.032cm" svg:x="18.161cm" svg:y="14.859cm">
          <text:p text:style-name="P2">Clear Time</text:p>
          <draw:enhanced-geometry svg:viewBox="0 0 21600 21600" draw:glue-points="10800 0 0 10800 10800 21600 21600 10800 ?f40 ?f41" draw:text-areas="0 0 21600 21600" draw:type="rectangular-callout" draw:modifiers="-4064.92970946579 42849.38514510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3" draw:layer="layout" svg:width="5.334cm" svg:height="2.032cm" svg:x="6.731cm" svg:y="13.97cm">
          <text:p text:style-name="P2">Return to</text:p>
          <text:p text:style-name="P2">Calendar</text:p>
          <draw:enhanced-geometry svg:viewBox="0 0 21600 21600" draw:glue-points="10800 0 0 10800 10800 21600 21600 10800 ?f40 ?f41" draw:text-areas="0 0 21600 21600" draw:type="rectangular-callout" draw:modifiers="24134.5079662605 53176.5863256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" draw:layer="layout" svg:width="7.366cm" svg:height="1.778cm" svg:x="11.176cm" svg:y="21.4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5.334cm" svg:height="2.286cm" svg:x="1.651cm" svg:y="24.892cm">
          <text:p text:style-name="P2">Hours, Minutes,</text:p>
          <text:p text:style-name="P2">And Seconds</text:p>
          <draw:enhanced-geometry svg:viewBox="0 0 21600 21600" draw:glue-points="10800 0 0 10800 10800 21600 21600 10800 ?f40 ?f41" draw:text-areas="0 0 21600 21600" draw:type="rectangular-callout" draw:modifiers="37503.4301780694 -23082.81591604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6T13:43:43.866140935</meta:creation-date>
    <dc:date>2018-08-23T16:35:56.138802536</dc:date>
    <meta:editing-duration>PT2H12M28S</meta:editing-duration>
    <meta:editing-cycles>40</meta:editing-cycles>
    <meta:generator>LibreOffice/6.0.3.2$Linux_X86_64 LibreOffice_project/00m0$Build-2</meta:generator>
    <meta:document-statistic meta:object-count="81"/>
  </office:meta>
</office:document-meta>
</file>